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4b0" officeooo:paragraph-rsid="001b34b0"/>
    </style:style>
    <style:style style:name="P2" style:family="paragraph" style:parent-style-name="Standard">
      <style:text-properties officeooo:rsid="001bc86d" officeooo:paragraph-rsid="001bc86d"/>
    </style:style>
    <style:style style:name="P3" style:family="paragraph" style:parent-style-name="Standard">
      <style:text-properties officeooo:rsid="001e8baf" officeooo:paragraph-rsid="001e8baf"/>
    </style:style>
    <style:style style:name="P4" style:family="paragraph" style:parent-style-name="Standard">
      <style:text-properties officeooo:rsid="001eaead" officeooo:paragraph-rsid="001eaead"/>
    </style:style>
    <style:style style:name="P5" style:family="paragraph" style:parent-style-name="Standard">
      <style:text-properties officeooo:rsid="00204b84" officeooo:paragraph-rsid="00204b84"/>
    </style:style>
    <style:style style:name="P6" style:family="paragraph" style:parent-style-name="Standard">
      <style:text-properties officeooo:rsid="00232772" officeooo:paragraph-rsid="00232772"/>
    </style:style>
    <style:style style:name="P7" style:family="paragraph" style:parent-style-name="Standard" style:list-style-name="L1">
      <style:text-properties officeooo:rsid="0019feba" officeooo:paragraph-rsid="0019feba"/>
    </style:style>
    <style:style style:name="P8" style:family="paragraph" style:parent-style-name="Standard" style:list-style-name="L1">
      <style:text-properties officeooo:rsid="001b34b0" officeooo:paragraph-rsid="001b34b0"/>
    </style:style>
    <style:style style:name="P9" style:family="paragraph" style:parent-style-name="Standard">
      <style:text-properties officeooo:rsid="00204b84" officeooo:paragraph-rsid="00204b84"/>
    </style:style>
    <style:style style:name="P10" style:family="paragraph" style:parent-style-name="Standard">
      <style:text-properties fo:font-variant="normal" fo:text-transform="none" fo:color="#4d4d4d" fo:letter-spacing="normal" officeooo:rsid="00204b84" officeooo:paragraph-rsid="00204b84"/>
    </style:style>
    <style:style style:name="T1" style:family="text">
      <style:text-properties officeooo:rsid="001b6154"/>
    </style:style>
    <style:style style:name="T2" style:family="text">
      <style:text-properties officeooo:rsid="001b7c17"/>
    </style:style>
    <style:style style:name="T3" style:family="text">
      <style:text-properties officeooo:rsid="001d391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pple-system" fo:font-size="12pt" fo:font-style="normal" fo:font-weight="normal"/>
    </style:style>
    <style:style style:name="T6" style:family="text">
      <style:text-properties style:font-name-asian="apple-system" style:font-size-asian="12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系统的文件都具有文件描述符，这里的描述符在windows中对应的术语叫做句柄.</text:p>
      <text:list xml:id="list3092537774" text:style-name="L1">
        <text:list-item>
          <text:p text:style-name="P7">什么是套接字？我认为是用来进行网络通信的终端软设备，用来连接网络的工具。</text:p>
        </text:list-item>
        <text:list-item>
          <text:p text:style-name="P8">Linux,中，对套接字数据进行I/O操作时可以直接使用文件I/O进行操作，而在Windows下就不可以，为什么？在linux系统中，套接字被视作和文件为一种东西，自然可以使用由linux系统提供的底层文件访问语句进行操作，在windows不可以自然是因为windows系统特性不一样？</text:p>
        </text:list-item>
      </text:list>
      <text:p text:style-name="P1">协议几乎是网络编程的全部内容。<text:span text:style-name="T1">IP是internet Protocol</text:span></text:p>
      <text:p text:style-name="P1">协议簇（ipv4、 <text:span text:style-name="T2">ipv6等</text:span>），传输数据类型（面向连接，面向消息），地址簇;</text:p>
      <text:p text:style-name="P1"/>
      <text:p text:style-name="P2">服务器端：请把IP地址为多少端口号为xx的数据传给我！</text:p>
      <text:p text:style-name="P2">客户端：请连接到IP地址xx端口号xx；</text:p>
      <text:p text:style-name="P2">进入等待连接的请求状态；</text:p>
      <text:p text:style-name="P2">受理客户端连接请求；</text:p>
      <text:p text:style-name="P2">有一个不懂的地方，服务端通过accept<text:span text:style-name="T3">()返回一个应答成功的客户端套接字（可能这就是自动创建的用于读写的服务器端套接字口？好像是的哈哈哈哈，懂了），然后读写函数的第一个参数是写成返回的这个客户端套接字，而在客户端中的读写函数中，确实自己创建的套接字。</text:span></text:p>
      <text:p text:style-name="P2"/>
      <text:p text:style-name="P3">c语言的类型转换好疑惑啊，用一个char类型的数组去接收int型，一个int型占据4个字节，假设以scanf函数作为接收方式，代码为：</text:p>
      <text:p text:style-name="P3">scanf(“/d”,(int*)chararray[i*4]);</text:p>
      <text:p text:style-name="P3">相反地，去除chararray中的int型方法：</text:p>
      <text:p text:style-name="P3">(int *)chararray;</text:p>
      <text:p text:style-name="P3"/>
      <text:p text:style-name="P4">全双工通信方式；</text:p>
      <text:p text:style-name="P4">三次握手，我要向你传输数据啦？我准备好了。谢谢你允许我传输；</text:p>
      <text:p text:style-name="P4"/>
      <text:p text:style-name="P4"/>
      <text:p text:style-name="P4">UDP协议比TCP协议更为简洁，性能好，但不可靠</text:p>
      <text:p text:style-name="P4"/>
      <text:p text:style-name="P5">多进程模型在进行进程复制的过程中，会给操作系统带来沉重的负担，每个进程都拥有独立的内存，而且进程之间的通信难度也随之更高，最大的缺点就是多达数千次的<text:span text:style-name="T4">context switching </text:span>“上下文切换”是创建进程的最大开销。只要一个CPU或者只用一个核在同时运行多个进程的过程中，cpu被分成多个微小的块分配给CPU，但还是分时使用CPU</text:p>
      <text:p text:style-name="P5"/>
      <text:p text:style-name="P5"># deb cdrom:[Ubuntu 18.04.4 LTS _Bionic Beaver_ - Release amd64 (20200203.1)]/ bionic main restricted</text:p>
      <text:p text:style-name="P5"/>
      <text:p text:style-name="P5"># See http://help.ubuntu.com/community/UpgradeNotes for how to upgrade to</text:p>
      <text:p text:style-name="P5"># newer versions of the distribution.</text:p>
      <text:p text:style-name="P5">deb http://mirrors.tuna.tsinghua.edu.cn/ubuntu/ bionic main restricted</text:p>
      <text:p text:style-name="P5"># deb-src http://cn.archive.ubuntu.com/ubuntu/ bionic main restricted</text:p>
      <text:p text:style-name="P5"/>
      <text:p text:style-name="P5">## Major bug fix updates produced after the final release of the</text:p>
      <text:p text:style-name="P5">## distribution.</text:p>
      <text:p text:style-name="P5">deb http://mirrors.tuna.tsinghua.edu.cn/ubuntu/ bionic-updates main restricted</text:p>
      <text:p text:style-name="P5"># deb-src http://cn.archive.ubuntu.com/ubuntu/ bionic-updates main restricted</text:p>
      <text:p text:style-name="P5"/>
      <text:p text:style-name="P5">## N.B. software from this repository is ENTIRELY UNSUPPORTED by the Ubuntu</text:p>
      <text:p text:style-name="P5">## team. Also, please note that software in universe WILL NOT receive any</text:p>
      <text:p text:style-name="P5">## review or updates from the Ubuntu security team.</text:p>
      <text:p text:style-name="P5">deb http://mirrors.tuna.tsinghua.edu.cn/ubuntu/ bionic universe</text:p>
      <text:p text:style-name="P5"><text:soft-page-break/># deb-src http://cn.archive.ubuntu.com/ubuntu/ bionic universe</text:p>
      <text:p text:style-name="P5">deb http://mirrors.tuna.tsinghua.edu.cn/ubuntu/ bionic-updates universe</text:p>
      <text:p text:style-name="P5"># deb-src http://cn.archive.ubuntu.com/ubuntu/ bionic-updates universe</text:p>
      <text:p text:style-name="P5"/>
      <text:p text:style-name="P5">## N.B. software from this repository is ENTIRELY UNSUPPORTED by the Ubuntu </text:p>
      <text:p text:style-name="P5">## team, and may not be under a free licence. Please satisfy yourself as to </text:p>
      <text:p text:style-name="P5">## your rights to use the software. Also, please note that software in </text:p>
      <text:p text:style-name="P5">## multiverse WILL NOT receive any review or updates from the Ubuntu</text:p>
      <text:p text:style-name="P5">## security team.</text:p>
      <text:p text:style-name="P5">deb http://mirrors.tuna.tsinghua.edu.cn/ubuntu/ bionic multiverse</text:p>
      <text:p text:style-name="P5"># deb-src http://cn.archive.ubuntu.com/ubuntu/ bionic multiverse</text:p>
      <text:p text:style-name="P5">deb http://mirrors.tuna.tsinghua.edu.cn/ubuntu/ bionic-updates multiverse</text:p>
      <text:p text:style-name="P5"># deb-src http://cn.archive.ubuntu.com/ubuntu/ bionic-updates multiverse</text:p>
      <text:p text:style-name="P5"/>
      <text:p text:style-name="P5">## N.B. software from this repository may not have been tested as</text:p>
      <text:p text:style-name="P5">## extensively as that contained in the main release, although it includes</text:p>
      <text:p text:style-name="P5">## newer versions of some applications which may provide useful features.</text:p>
      <text:p text:style-name="P5">## Also, please note that software in backports WILL NOT receive any review</text:p>
      <text:p text:style-name="P5">## or updates from the Ubuntu security team.</text:p>
      <text:p text:style-name="P5">deb http://mirrors.tuna.tsinghua.edu.cn/ubuntu/ bionic-backports main restricted universe multiverse</text:p>
      <text:p text:style-name="P5"># deb-src http://cn.archive.ubuntu.com/ubuntu/ bionic-backports main restricted universe multiverse</text:p>
      <text:p text:style-name="P5"/>
      <text:p text:style-name="P5">## Uncomment the following two lines to add software from Canonical's</text:p>
      <text:p text:style-name="P5">## 'partner' repository.</text:p>
      <text:p text:style-name="P5">## This software is not part of Ubuntu, but is offered by Canonical and the</text:p>
      <text:p text:style-name="P5">## respective vendors as a service to Ubuntu users.</text:p>
      <text:p text:style-name="P5"># deb http://archive.canonical.com/ubuntu bionic partner</text:p>
      <text:p text:style-name="P5"># deb-src http://archive.canonical.com/ubuntu bionic partner</text:p>
      <text:p text:style-name="P5"/>
      <text:p text:style-name="P5">deb http://mirrors.tuna.tsinghua.edu.cn/ubuntu/ bionic-security main restricted</text:p>
      <text:p text:style-name="P5"># deb-src http://security.ubuntu.com/ubuntu bionic-security main restricted</text:p>
      <text:p text:style-name="P5">deb http://mirrors.tuna.tsinghua.edu.cn/ubuntu/ bionic-security universe</text:p>
      <text:p text:style-name="P5"># deb-src http://security.ubuntu.com/ubuntu bionic-security universe</text:p>
      <text:p text:style-name="P5">deb http://mirrors.tuna.tsinghua.edu.cn/ubuntu/ bionic-security multiverse</text:p>
      <text:p text:style-name="P5"># deb-src http://security.ubuntu.com/ubuntu bionic-security multiverse</text:p>
      <text:p text:style-name="P5"/>
      <text:p text:style-name="P5"/>
      <text:p text:style-name="P5"><text:s/></text:p>
      <text:p text:style-name="P5">deb http://realsense-hw-public.s3.amazonaws.com/Debian/apt-repo bionic main</text:p>
      <text:p text:style-name="P5"># deb-src http://realsense-hw-public.s3.amazonaws.com/Debian/apt-repo bionic main</text:p>
      <text:p text:style-name="P5"/>
      <text:p text:style-name="P5"/>
      <text:p text:style-name="P6">cmake g++ python</text:p>
      <text:p text:style-name="P5">YouCompleteMe unavailable: /usr/lib/python3.8/lib-dynload/_socket.cpython-38-x86</text:p>
      <text:p text:style-name="P5">_64-linux-gnu.so: undefined symbol: PyFloat_Type</text:p>
      <text:p text:style-name="P5"/>
      <text:p text:style-name="P5"/>
      <text:p text:style-name="P10"><text:span text:style-name="T6">不要使用标准的</text:span><text:span text:style-name="T5">make install</text:span><text:span text:style-name="T6">，因为它会覆盖默认的系统</text:span><text:span text:style-name="T5">python3</text:span><text:span text:style-name="T6">二进制文件。</text:span></text:p>
      <text:p text:style-name="P10"><text:span text:style-name="T6"/></text:p>
      <text:p text:style-name="P10"><text:span text:style-name="T6">sudo make altinst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8:31:34.970963173</meta:creation-date>
    <meta:generator>LibreOffice/6.0.7.3$Linux_X86_64 LibreOffice_project/00m0$Build-3</meta:generator>
    <dc:date>2021-05-30T23:52:06.835265775</dc:date>
    <meta:editing-duration>PT1H50M56S</meta:editing-duration>
    <meta:editing-cycles>11</meta:editing-cycles>
    <meta:document-statistic meta:table-count="0" meta:image-count="0" meta:object-count="0" meta:page-count="2" meta:paragraph-count="70" meta:word-count="1075" meta:character-count="4166" meta:non-whitespace-character-count="3847"/>
  </office:meta>
</office:document-meta>
</file>